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age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/17/2024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8/202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9/202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/20/2024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21/2024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/22/2024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/23/202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/24/2024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25/202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26/202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/27/2024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/28/2024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29/2024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/30/2024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/1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/2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/3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/4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/5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/6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/7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/8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/9/2024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/10/2024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/11/20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/12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/13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/14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/15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/16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/17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/18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/19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/20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/21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/22/20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/23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/24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/25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/26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/27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/28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/29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/30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/3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/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8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/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/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/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/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8/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/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8/1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/1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/1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/1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/1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/1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/1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/1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/1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/1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/2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8/2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/2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/2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/2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/2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/2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/2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/2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/2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/3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/3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/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/4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/5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/6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9/7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/8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/9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/10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/11/20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/12/20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/13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/14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/15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/16/20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/17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/18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/1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/20/202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/21/20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/22/20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/23/202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/24/20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/25/20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/26/20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/27/20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/28/20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/29/20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/30/202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/1/202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/2/202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/3/20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/4/20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/5/20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/6/202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/7/20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/8/202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/9/202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/10/20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/11/20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/12/202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/13/20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/14/202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/15/20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/16/20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/17/20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/18/20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/19/20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/20/20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/21/20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/22/20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0/23/20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/24/20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0/25/202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/26/202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/27/202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/28/20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0/29/202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/30/20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/31/20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/1/2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28:21.475790199</meta:creation-date>
    <dc:date>2024-09-19T14:40:02.150299274</dc:date>
    <meta:editing-duration>P31DT23M58S</meta:editing-duration>
    <meta:editing-cycles>30</meta:editing-cycles>
    <meta:generator>LibreOffice/7.3.7.2$Linux_X86_64 LibreOffice_project/30$Build-2</meta:generator>
    <meta:document-statistic meta:table-count="1" meta:cell-count="374" meta:object-count="0"/>
  </office:meta>
</office:document-meta>
</file>